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578" officeooo:paragraph-rsid="00185578"/>
    </style:style>
    <style:style style:name="P2" style:family="paragraph" style:parent-style-name="Standard">
      <style:text-properties officeooo:rsid="0018eb8d" officeooo:paragraph-rsid="0018eb8d"/>
    </style:style>
    <style:style style:name="P3" style:family="paragraph" style:parent-style-name="Standard">
      <style:text-properties officeooo:rsid="001bd3cc" officeooo:paragraph-rsid="001bd3cc"/>
    </style:style>
    <style:style style:name="T1" style:family="text">
      <style:text-properties officeooo:rsid="001a6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ort RPi.GPIO as GPIO</text:p>
      <text:p text:style-name="P3">import time</text:p>
      <text:p text:style-name="P3">GPIO.setmode(GPIO.BCM)</text:p>
      <text:p text:style-name="P3">TRIG=18</text:p>
      <text:p text:style-name="P3">ECHO=24</text:p>
      <text:p text:style-name="P3">print "Measuring distance"</text:p>
      <text:p text:style-name="P3">GPIO.setup(TRIG,GPIO.OUT)</text:p>
      <text:p text:style-name="P3">GPIO.setup(ECHO,GPIO.IN)</text:p>
      <text:p text:style-name="P3">while True:</text:p>
      <text:p text:style-name="P3"><text:s/>GPIO.output(TRIG,False)</text:p>
      <text:p text:style-name="P3"><text:s/>print "Waiting for sensor"</text:p>
      <text:p text:style-name="P3"><text:s/>time.sleep(2)</text:p>
      <text:p text:style-name="P3"><text:s/>GPIO.output(TRIG,True)</text:p>
      <text:p text:style-name="P3"><text:s/>time.sleep(0.00001)</text:p>
      <text:p text:style-name="P3"><text:s/>GPIO.output(TRIG,False)</text:p>
      <text:p text:style-name="P3"><text:s/>while GPIO.input(ECHO)==0:</text:p>
      <text:p text:style-name="P3"><text:s text:c="2"/>pulse_start=time.time()</text:p>
      <text:p text:style-name="P3"><text:s/>while GPIO.input(ECHO)==1:</text:p>
      <text:p text:style-name="P3"><text:s text:c="2"/>pulse_end=time.time() pulse_duration=pulse_end-pulse_start</text:p>
      <text:p text:style-name="P3"><text:s/>distance=pulse_duration*17150</text:p>
      <text:p text:style-name="P3"><text:s/>distance=round(distance,2)</text:p>
      <text:p text:style-name="P3"><text:s/>if distance &gt; 2 and distance &lt; 400:</text:p>
      <text:p text:style-name="P3"><text:s text:c="4"/>print "Distance:",distance-0.5,"cm"</text:p>
      <text:p text:style-name="P3"><text:s/>else:</text:p>
      <text:p text:style-name="P3"><text:s text:c="4"/>print "Out of range"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8:45:36.058565598</meta:creation-date>
    <dc:date>2017-02-25T11:07:49.025899756</dc:date>
    <meta:editing-duration>PT1H41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49" meta:character-count="589" meta:non-whitespace-character-count="541"/>
  </office:meta>
</office:document-meta>
</file>